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d3b" officeooo:paragraph-rsid="000acd3b"/>
    </style:style>
    <style:style style:name="P2" style:family="paragraph" style:parent-style-name="Standard" style:list-style-name="L1">
      <style:text-properties officeooo:rsid="000acd3b" officeooo:paragraph-rsid="000acd3b"/>
    </style:style>
    <style:style style:name="P3" style:family="paragraph" style:parent-style-name="Standard" style:list-style-name="L2">
      <style:text-properties officeooo:rsid="000acd3b" officeooo:paragraph-rsid="000acd3b"/>
    </style:style>
    <style:style style:name="P4" style:family="paragraph" style:parent-style-name="Standard" style:list-style-name="L1">
      <style:text-properties officeooo:paragraph-rsid="000acd3b"/>
    </style:style>
    <style:style style:name="P5" style:family="paragraph" style:parent-style-name="Standard">
      <style:text-properties officeooo:rsid="000ae3f5" officeooo:paragraph-rsid="000ae3f5"/>
    </style:style>
    <style:style style:name="P6" style:family="paragraph" style:parent-style-name="Standard" style:list-style-name="L4">
      <style:text-properties officeooo:rsid="000ae3f5" officeooo:paragraph-rsid="000ae3f5"/>
    </style:style>
    <style:style style:name="P7" style:family="paragraph" style:parent-style-name="Standard" style:list-style-name="L3">
      <style:text-properties officeooo:rsid="000ae3f5" officeooo:paragraph-rsid="000ae3f5"/>
    </style:style>
    <style:style style:name="P8" style:family="paragraph" style:parent-style-name="Standard" style:list-style-name="L3">
      <style:text-properties officeooo:rsid="000ae3f5" officeooo:paragraph-rsid="000b9778"/>
    </style:style>
    <style:style style:name="P9" style:family="paragraph" style:parent-style-name="Standard">
      <style:text-properties officeooo:rsid="000ae3f5" officeooo:paragraph-rsid="000b9778"/>
    </style:style>
    <style:style style:name="P10" style:family="paragraph" style:parent-style-name="Standard" style:list-style-name="L4">
      <style:text-properties officeooo:rsid="000b9778" officeooo:paragraph-rsid="000b9778"/>
    </style:style>
    <style:style style:name="P11" style:family="paragraph" style:parent-style-name="Standard">
      <style:text-properties officeooo:rsid="000d7cad" officeooo:paragraph-rsid="000d7cad"/>
    </style:style>
    <style:style style:name="P12" style:family="paragraph" style:parent-style-name="Standard">
      <style:text-properties officeooo:rsid="000e62d5" officeooo:paragraph-rsid="000e62d5"/>
    </style:style>
    <style:style style:name="P13" style:family="paragraph" style:parent-style-name="Standard" style:list-style-name="L5">
      <style:text-properties officeooo:rsid="000e62d5" officeooo:paragraph-rsid="000e62d5"/>
    </style:style>
    <style:style style:name="P14" style:family="paragraph" style:parent-style-name="Standard" style:list-style-name="L5">
      <style:text-properties officeooo:rsid="0010562a" officeooo:paragraph-rsid="0010562a"/>
    </style:style>
    <style:style style:name="T1" style:family="text">
      <style:text-properties officeooo:rsid="000acd3b"/>
    </style:style>
    <style:style style:name="T2" style:family="text">
      <style:text-properties officeooo:rsid="000b9778"/>
    </style:style>
    <style:style style:name="T3" style:family="text">
      <style:text-properties officeooo:rsid="000d2b70"/>
    </style:style>
    <style:style style:name="T4" style:family="text">
      <style:text-properties officeooo:rsid="000d7cad"/>
    </style:style>
    <style:style style:name="T5" style:family="text">
      <style:text-properties officeooo:rsid="000fb412"/>
    </style:style>
    <style:style style:name="T6" style:family="text">
      <style:text-properties officeooo:rsid="001056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ashing - </text:p>
      <text:list xml:id="list8850963681931746992" text:style-name="L5">
        <text:list-item>
          <text:p text:style-name="P13">Anything to number</text:p>
        </text:list-item>
        <text:list-item>
          <text:p text:style-name="P13">Arbitrary value</text:p>
        </text:list-item>
        <text:list-item>
          <text:p text:style-name="P13">Multiplication, exponentiation, modular arithmetic, XOR</text:p>
        </text:list-item>
        <text:list-item>
          <text:p text:style-name="P13">Used for – <text:span text:style-name="T6">Needs to be quick</text:span></text:p>
          <text:list>
            <text:list-item>
              <text:p text:style-name="P13">Constant time lookup</text:p>
            </text:list-item>
            <text:list-item>
              <text:p text:style-name="P13">Quick comparisons</text:p>
            </text:list-item>
            <text:list-item>
              <text:p text:style-name="P13">Containers/Bags <text:span text:style-name="T5">(probability, bloom filter)</text:span></text:p>
            </text:list-item>
            <text:list-item>
              <text:p text:style-name="P14">Integrity (checksums)</text:p>
            </text:list-item>
            <text:list-item>
              <text:p text:style-name="P13">Cryptography <text:span text:style-name="T6">(needs to be slow)</text:span></text:p>
            </text:list-item>
          </text:list>
        </text:list-item>
      </text:list>
      <text:p text:style-name="P1"/>
      <text:p text:style-name="P1"/>
      <text:p text:style-name="P1">Variations of Binary search trees for different operations.</text:p>
      <text:p text:style-name="P1"/>
      <text:p text:style-name="P5"><text:span text:style-name="T3">Tree Rotation</text:span> – <text:span text:style-name="T4">Adjust binary tree in constant time</text:span></text:p>
      <text:list xml:id="list6357652210668367663" text:style-name="L4">
        <text:list-item>
          <text:p text:style-name="P6">Swap right or left child with a parent and change the children of nodes to ensure that the binary tree is valid</text:p>
        </text:list-item>
        <text:list-item>
          <text:p text:style-name="P6">Right rotation <text:span text:style-name="T2">and left rotation</text:span></text:p>
        </text:list-item>
        <text:list-item>
          <text:p text:style-name="P10">show page – <text:a xlink:type="simple" xlink:href="https://en.wikipedia.org/wiki/Tree_rotation" text:style-name="Internet_20_link" text:visited-style-name="Visited_20_Internet_20_Link">https://en.wikipedia.org/wiki/Tree_rotation</text:a></text:p>
        </text:list-item>
        <text:list-item>
          <text:p text:style-name="P10">Swap parent and child and swap middle subtree</text:p>
        </text:list-item>
        <text:list-item>
          <text:p text:style-name="P10">Many permutations in implementation (unless defined recursively) </text:p>
        </text:list-item>
      </text:list>
      <text:p text:style-name="P1"/>
      <text:p text:style-name="P1">Splay Tree – Self adjusting tree that optimizes for recently searched items.</text:p>
      <text:list xml:id="list5612948242056244790" text:style-name="L1">
        <text:list-item>
          <text:p text:style-name="P4"><text:span text:style-name="T1">Most searched for things are at the top of tree</text:span></text:p>
        </text:list-item>
        <text:list-item>
          <text:p text:style-name="P4"><text:span text:style-name="T1">Advantage - Elements at the top of the tree are accessed more quickly</text:span></text:p>
        </text:list-item>
        <text:list-item>
          <text:p text:style-name="P2">Disadvantage – Not balanced so some elements look like they are much longer for search (like a linked list)</text:p>
        </text:list-item>
        <text:list-item>
          <text:p text:style-name="P2">Show example - <text:a xlink:type="simple" xlink:href="https://www.cs.usfca.edu/~galles/visualization/SplayTree.html" text:style-name="Internet_20_link" text:visited-style-name="Visited_20_Internet_20_Link">https://www.cs.usfca.edu/~galles/visualization/SplayTree.html</text:a></text:p>
        </text:list-item>
      </text:list>
      <text:p text:style-name="P1"/>
      <text:p text:style-name="P1">AVL Tree – Self balancing tree within 1 of height</text:p>
      <text:list xml:id="list2245583231427671291" text:style-name="L2">
        <text:list-item>
          <text:p text:style-name="P3">When adding items, ensure that sub tree heights are within one of each other</text:p>
        </text:list-item>
        <text:list-item>
          <text:p text:style-name="P3">Advantage – very balanced tree</text:p>
        </text:list-item>
        <text:list-item>
          <text:p text:style-name="P3">Disadvantage – Slower adding elements and many rotations (costly in time)</text:p>
        </text:list-item>
        <text:list-item>
          <text:p text:style-name="P3">Show example - <text:a xlink:type="simple" xlink:href="https://www.cs.usfca.edu/~galles/visualization/AVLtree.html" text:style-name="Internet_20_link" text:visited-style-name="Visited_20_Internet_20_Link">https://www.cs.usfca.edu/~galles/visualization/AVLtree.html</text:a></text:p>
        </text:list-item>
      </text:list>
      <text:p text:style-name="P1"/>
      <text:p text:style-name="P1">Red Black Tree – Self balancing, longest path is only twice shortest path</text:p>
      <text:list xml:id="list9034816378924532114" text:style-name="L3">
        <text:list-item>
          <text:p text:style-name="P7">When adding items, label as red or black and use swapping and changing labels to ensure structure of tree and labeling.</text:p>
        </text:list-item>
        <text:list-item>
          <text:p text:style-name="P7">Advantage – Mostly balanced tree</text:p>
        </text:list-item>
        <text:list-item>
          <text:p text:style-name="P7">Disadvantage – Variation in shortest and longest path</text:p>
        </text:list-item>
        <text:list-item>
          <text:p text:style-name="P8">show example – <text:a xlink:type="simple" xlink:href="https://www.cs.usfca.edu/~galles/visualization/RedBlack.html" text:style-name="Internet_20_link" text:visited-style-name="Visited_20_Internet_20_Link"><text:span text:style-name="T2">https://www.cs.usfca.edu/~galles/visualization/RedBlack.html</text:span></text:a></text:p>
        </text:list-item>
      </text:list>
      <text:p text:style-name="P9"/>
      <text:p text:style-name="P11">Prefix Tree – <text:a xlink:type="simple" xlink:href="https://www.cs.usfca.edu/~galles/visualization/Trie.html" text:style-name="Internet_20_link" text:visited-style-name="Visited_20_Internet_20_Link">https://www.cs.usfca.edu/~galles/visualization/Trie.html</text:a></text:p>
      <text:p text:style-name="P11"/>
      <text:p text:style-name="P11">Suffix Tree – <text:a xlink:type="simple" xlink:href="http://www.allisons.org/ll/AlgDS/Tree/Suffix/" text:style-name="Internet_20_link" text:visited-style-name="Visited_20_Internet_20_Link">http://www.allisons.org/ll/AlgDS/Tree/Suffix/</text:a></text:p>
      <text:p text:style-name="P11"/>
      <text:p text:style-name="P11"/>
      <text:p text:style-name="P11"><text:soft-page-break/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51:40.705199295</meta:creation-date>
    <dc:date>2017-08-28T16:29:50.557930746</dc:date>
    <meta:editing-duration>PT22M1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71" meta:character-count="1860" meta:non-whitespace-character-count="1633"/>
  </office:meta>
</office:document-meta>
</file>